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Iterator.ElementIterator( Element parent , String local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Iterator.seek( Elemen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terator.ElementIterator( Elem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terator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terator.see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